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75pt"/>
    </style:style>
    <style:style style:name="co2" style:family="table-column">
      <style:table-column-properties fo:break-before="auto" style:column-width="24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8.79pt"/>
    </style:style>
    <style:style style:name="co5" style:family="table-column">
      <style:table-column-properties fo:break-before="auto" style:column-width="138.64pt"/>
    </style:style>
    <style:style style:name="co6" style:family="table-column">
      <style:table-column-properties fo:break-before="auto" style:column-width="111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ze2stats" table:style-name="ta1">
        <table:shapes>
          <draw:frame draw:z-index="0" draw:style-name="gr1" draw:text-style-name="P1" svg:width="453.51pt" svg:height="255.09pt" svg:x="257.81pt" svg:y="1039.63pt">
            <loext:p draw:notify-on-update-of-ranges="gaze2stats.E1:gaze2stats.E116 gaze2stats.F1:gaze2stats.F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3.36pt" svg:y="1301.5pt">
            <loext:p draw:notify-on-update-of-ranges="gaze2stats.D1:gaze2stats.D116 gaze2stats.F1:gaze2stats.F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2.79pt" svg:y="1602.31pt">
            <loext:p draw:notify-on-update-of-ranges="gaze2stats.C1:gaze2stats.C116 gaze2stats.F1:gaze2stats.F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1_P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P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P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.81818181818182" calcext:value-type="float">
            <text:p>1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P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.45454545454545" calcext:value-type="float">
            <text:p>2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P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P_L4_2.mp4</text:p>
          </table:table-cell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1_1.mp4</text:p>
          </table:table-cell>
          <table:table-cell office:value-type="float" office:value="253" calcext:value-type="float">
            <text:p>253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1_2.mp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3_1.mp4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5454545454545" calcext:value-type="float">
            <text:p>4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A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1_1.mp4</text:p>
          </table:table-cell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72727272727273" calcext:value-type="float">
            <text:p>4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2_2.mp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3_1.mp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5454545454545" calcext:value-type="float">
            <text:p>4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4_1.mp4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4_2.mp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Y_L4_2.mp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1(A)_1.mp4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1(A)_2.mp4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2_1.mp4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2_2.mp4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4.72727272727273" calcext:value-type="float">
            <text:p>4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J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1_1.mp4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2_1.mp4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C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1(A)_1.mp4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1(A)_2.mp4</text:p>
          </table:table-cell>
          <table:table-cell office:value-type="float" office:value="253" calcext:value-type="float">
            <text:p>25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2_1.mp4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L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D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1_2.mp4</text:p>
          </table:table-cell>
          <table:table-cell office:value-type="float" office:value="252" calcext:value-type="float">
            <text:p>252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2_1.mp4</text:p>
          </table:table-cell>
          <table:table-cell office:value-type="float" office:value="252" calcext:value-type="float">
            <text:p>252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E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1(A)_1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0909090909091" calcext:value-type="float">
            <text:p>1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1(A)_2.mp4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63636363636364" calcext:value-type="float">
            <text:p>2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3_1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3_1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1_1.mp4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1.54545454545455" calcext:value-type="float">
            <text:p>1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2_1.mp4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272727272727" calcext:value-type="float">
            <text:p>3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.27272727272727" calcext:value-type="float">
            <text:p>3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N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4.18181818181818" calcext:value-type="float">
            <text:p>4.18181818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1_2.mp4</text:p>
          </table:table-cell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54545454545" calcext:value-type="float">
            <text:p>2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2_1.mp4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3_1.mp4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636363636364" calcext:value-type="float">
            <text:p>2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_E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2_1.mp4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R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.18181818181818" calcext:value-type="float">
            <text:p>1.18181818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1_1.mp4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3_1.mp4</text:p>
          </table:table-cell>
          <table:table-cell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3_2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R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1_2.mp4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  <table:table-cell office:value-type="string" calcext:value-type="string">
            <text:p>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M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4_1.mp4</text:p>
          </table:table-cell>
          <table:table-cell office:value-type="float" office:value="253" calcext:value-type="float">
            <text:p>25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_M_L4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1_1.mp4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1_2.mp4</text:p>
          </table:table-cell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2_1.mp4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3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_S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correlatie robot vs engagement rating</text:p>
          </table:table-cell>
          <table:table-cell table:formula="of:=CORREL([.C1:.C116];[.F1:.F116])" office:value-type="float" office:value="-0.0674678045297645" calcext:value-type="float">
            <text:p>-0.0674678045297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rrelatie tablet vs engagement rating</text:p>
          </table:table-cell>
          <table:table-cell table:formula="of:=CORREL([.D1:.D116];[.F1:.F116])" office:value-type="float" office:value="0.0895706378303351" calcext:value-type="float">
            <text:p>0.0895706378303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rrelatie other vs engagement rating</text:p>
          </table:table-cell>
          <table:table-cell table:formula="of:=CORREL([.E1:.E116];[.F1:.F116])" office:value-type="float" office:value="-0.12722526617293" calcext:value-type="float">
            <text:p>-0.12722526617293</text:p>
          </table:table-cell>
        </table:table-row>
      </table:table>
      <table:table table:name="minstens2groterdan1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MOVIENAME</text:p>
          </table:table-cell>
          <table:table-cell office:value-type="string" calcext:value-type="string">
            <text:p>#FRAMES</text:p>
          </table:table-cell>
          <table:table-cell office:value-type="string" calcext:value-type="string">
            <text:p>#ROBOT</text:p>
          </table:table-cell>
          <table:table-cell office:value-type="string" calcext:value-type="string">
            <text:p>#TABLET</text:p>
          </table:table-cell>
          <table:table-cell office:value-type="string" calcext:value-type="string">
            <text:p>#OTHER</text:p>
          </table:table-cell>
          <table:table-cell office:value-type="string" calcext:value-type="string">
            <text:p>#ENGAG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_A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/>
          <table:table-cell office:value-type="string" calcext:value-type="string">
            <text:p>Schoongemaakte data, minstens 2 kolommen met een score groter dan 1</text:p>
          </table:table-cell>
          <table:table-cell/>
        </table:table-row>
        <table:table-row table:style-name="ro1">
          <table:table-cell office:value-type="string" calcext:value-type="string">
            <text:p>03_A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_Y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.63636363636364" calcext:value-type="float">
            <text:p>3.63636363636364</text:p>
          </table:table-cell>
          <table:table-cell/>
          <table:table-cell office:value-type="string" calcext:value-type="string">
            <text:p>correlaties:</text:p>
          </table:table-cell>
          <table:table-cell/>
        </table:table-row>
        <table:table-row table:style-name="ro1">
          <table:table-cell office:value-type="string" calcext:value-type="string">
            <text:p>04_Y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.54545454545455" calcext:value-type="float">
            <text:p>3.54545454545455</text:p>
          </table:table-cell>
          <table:table-cell/>
          <table:table-cell office:value-type="string" calcext:value-type="string">
            <text:p>robot</text:p>
          </table:table-cell>
          <table:table-cell table:formula="of:=CORREL([.C1:.C50]; [.F1:.F50])" office:value-type="float" office:value="-0.173680732131685" calcext:value-type="float">
            <text:p>-0.173680732131685</text:p>
          </table:table-cell>
        </table:table-row>
        <table:table-row table:style-name="ro1">
          <table:table-cell office:value-type="string" calcext:value-type="string">
            <text:p>04_Y_L4_1.mp4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/>
          <table:table-cell office:value-type="string" calcext:value-type="string">
            <text:p>tablet</text:p>
          </table:table-cell>
          <table:table-cell table:formula="of:=CORREL([.D1:.D50];[.F1:.F50])" office:value-type="float" office:value="0.123861266965642" calcext:value-type="float">
            <text:p>0.123861266965642</text:p>
          </table:table-cell>
        </table:table-row>
        <table:table-row table:style-name="ro1">
          <table:table-cell office:value-type="string" calcext:value-type="string">
            <text:p>06_C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ther</text:p>
          </table:table-cell>
          <table:table-cell table:formula="of:=CORREL([.E1:.E50]; [.F1:.F50])" office:value-type="float" office:value="-0.165573397158622" calcext:value-type="float">
            <text:p>-0.165573397158622</text:p>
          </table:table-cell>
        </table:table-row>
        <table:table-row table:style-name="ro1">
          <table:table-cell office:value-type="string" calcext:value-type="string">
            <text:p>06_C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_C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_C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_C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2_1.mp4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_D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_D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_D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_D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_T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_T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63636363636364" calcext:value-type="float">
            <text:p>2.6363636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_T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1_1.mp4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1.54545454545455" calcext:value-type="float">
            <text:p>1.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.27272727272727" calcext:value-type="float">
            <text:p>3.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4.18181818181818" calcext:value-type="float">
            <text:p>4.1818181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2_1.mp4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.18181818181818" calcext:value-type="float">
            <text:p>1.1818181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_R_L3_1.mp4</text:p>
          </table:table-cell>
          <table:table-cell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_R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4_1.mp4</text:p>
          </table:table-cell>
          <table:table-cell office:value-type="float" office:value="253" calcext:value-type="float">
            <text:p>25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4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_S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_S_L3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_S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3"/>
        </table:table-row>
      </table:table>
      <table:table table:name="withoutyellowandasians" table:style-name="ta1"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OVIENAME</text:p>
          </table:table-cell>
          <table:table-cell office:value-type="string" calcext:value-type="string">
            <text:p>#FRAMES</text:p>
          </table:table-cell>
          <table:table-cell office:value-type="string" calcext:value-type="string">
            <text:p>#ROBOT</text:p>
          </table:table-cell>
          <table:table-cell office:value-type="string" calcext:value-type="string">
            <text:p>#TABLET</text:p>
          </table:table-cell>
          <table:table-cell office:value-type="string" calcext:value-type="string">
            <text:p>#OTHER</text:p>
          </table:table-cell>
          <table:table-cell office:value-type="string" calcext:value-type="string">
            <text:p>#ENGAGEMENT</text:p>
          </table:table-cell>
          <table:table-cell office:value-type="string" calcext:value-type="string">
            <text:p>#HCROBOT</text:p>
          </table:table-cell>
          <table:table-cell office:value-type="string" calcext:value-type="string">
            <text:p>#HCTABLET</text:p>
          </table:table-cell>
          <table:table-cell office:value-type="string" calcext:value-type="string">
            <text:p>#HC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_A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_A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A_L3_1.mp4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4"/>
          <table:table-cell office:value-type="string" calcext:value-type="string">
            <text:p>robot</text:p>
          </table:table-cell>
          <table:table-cell table:formula="of:=CORREL([.C2:.C83]; [.F2:.F83])" office:value-type="float" office:value="-0.15365821745844" calcext:value-type="float">
            <text:p>-0.15365821745844</text:p>
          </table:table-cell>
        </table:table-row>
        <table:table-row table:style-name="ro1">
          <table:table-cell office:value-type="string" calcext:value-type="string">
            <text:p>03_A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4"/>
          <table:table-cell office:value-type="string" calcext:value-type="string">
            <text:p>tablet</text:p>
          </table:table-cell>
          <table:table-cell table:formula="of:=CORREL([.D2:.D83]; [.F2:.F83])" office:value-type="float" office:value="0.0355067777801295" calcext:value-type="float">
            <text:p>0.03550677778013</text:p>
          </table:table-cell>
        </table:table-row>
        <table:table-row table:style-name="ro1">
          <table:table-cell office:value-type="string" calcext:value-type="string">
            <text:p>03_A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5454545454545" calcext:value-type="float">
            <text:p>4.45454545454545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formula="of:=CORREL([.E2:.E83]; [.F2:.F83])" office:value-type="float" office:value="-0.193968497423149" calcext:value-type="float">
            <text:p>-0.193968497423149</text:p>
          </table:table-cell>
        </table:table-row>
        <table:table-row table:style-name="ro1">
          <table:table-cell office:value-type="string" calcext:value-type="string">
            <text:p>03_A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Y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 engagement</text:p>
          </table:table-cell>
          <table:table-cell table:formula="of:=AVERAGE([.F2:.F83])" office:value-type="float" office:value="3.46075388026607" calcext:value-type="float">
            <text:p>3.46075388026607</text:p>
          </table:table-cell>
        </table:table-row>
        <table:table-row table:style-name="ro1">
          <table:table-cell office:value-type="string" calcext:value-type="string">
            <text:p>04_Y_L2_2.mp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QRT(VAR([.F2:.F83]))" office:value-type="float" office:value="0.73357104148708" calcext:value-type="float">
            <text:p>0.73357104148708</text:p>
          </table:table-cell>
        </table:table-row>
        <table:table-row table:style-name="ro1">
          <table:table-cell office:value-type="string" calcext:value-type="string">
            <text:p>04_Y_L3_1.mp4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5454545454545" calcext:value-type="float">
            <text:p>4.45454545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Y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4"/>
          <table:table-cell office:value-type="string" calcext:value-type="string">
            <text:p>robot check</text:p>
          </table:table-cell>
          <table:table-cell table:formula="of:=CORREL([.G1:.G82];[.F1:.F82])" office:value-type="float" office:value="-0.208571981677616" calcext:value-type="float">
            <text:p>-0.208571981677616</text:p>
          </table:table-cell>
        </table:table-row>
        <table:table-row table:style-name="ro1">
          <table:table-cell office:value-type="string" calcext:value-type="string">
            <text:p>04_Y_L4_1.mp4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4"/>
          <table:table-cell office:value-type="string" calcext:value-type="string">
            <text:p>tablet check</text:p>
          </table:table-cell>
          <table:table-cell table:formula="of:=CORREL([.H1:.H82];[.F1:.F82])" office:value-type="float" office:value="0.461916774429876" calcext:value-type="float">
            <text:p>0.461916774429876</text:p>
          </table:table-cell>
        </table:table-row>
        <table:table-row table:style-name="ro1">
          <table:table-cell office:value-type="string" calcext:value-type="string">
            <text:p>04_Y_L4_2.mp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4"/>
          <table:table-cell office:value-type="string" calcext:value-type="string">
            <text:p>other </text:p>
          </table:table-cell>
          <table:table-cell table:formula="of:=CORREL([.I1:.I82];[.F1:.F82])" office:value-type="float" office:value="0.036055520173472" calcext:value-type="float">
            <text:p>0.036055520173472</text:p>
          </table:table-cell>
        </table:table-row>
        <table:table-row table:style-name="ro1">
          <table:table-cell office:value-type="string" calcext:value-type="string">
            <text:p>04_Y_L4_2.mp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C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_C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C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C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C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L_L2_1.mp4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69" calcext:value-type="float">
            <text:p>69</text:p>
          </table:table-cell>
          <table:table-cell table:formula="of:=33+45+67+39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_L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L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L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L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L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_D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38" calcext:value-type="float">
            <text:p>38</text:p>
          </table:table-cell>
          <table:table-cell table:formula="of:=57+157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_D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1818181818182" calcext:value-type="float">
            <text:p>2.8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_D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.54545454545455" calcext:value-type="float">
            <text:p>2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_D_L3_2.mp4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_D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8_D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T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63" calcext:value-type="float">
            <text:p>63</text:p>
          </table:table-cell>
          <table:table-cell table:formula="of:=55+14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_T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63636363636364" calcext:value-type="float">
            <text:p>2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T_L3_1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T_L3_1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T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1_1.mp4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27272727272727" calcext:value-type="float">
            <text:p>4.2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_N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1.54545454545455" calcext:value-type="float">
            <text:p>1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2_1.mp4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272727272727" calcext:value-type="float">
            <text:p>3.27272727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.27272727272727" calcext:value-type="float">
            <text:p>3.27272727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3_2.mp4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N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4.18181818181818" calcext:value-type="float">
            <text:p>4.181818181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_E_L1_2.mp4</text:p>
          </table:table-cell>
          <table:table-cell office:value-type="float" office:value="253" calcext:value-type="float">
            <text:p>25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54545454545" calcext:value-type="float">
            <text:p>2.45454545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2_1.mp4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2_2.mp4</text:p>
          </table:table-cell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3_1.mp4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636363636364" calcext:value-type="float">
            <text:p>2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E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4.36363636363636" calcext:value-type="float">
            <text:p>4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_R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2_1.mp4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3.45454545454545" calcext:value-type="float">
            <text:p>3.45454545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.72727272727273" calcext:value-type="float">
            <text:p>1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9090909090909" calcext:value-type="float">
            <text:p>3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90909090909091" calcext:value-type="float">
            <text:p>2.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R_L4_2.mp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.18181818181818" calcext:value-type="float">
            <text:p>1.181818181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1_1.mp4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_R_L1_2.mp4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363636363636" calcext:value-type="float">
            <text:p>3.363636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2_1.mp4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2_2.mp4</text:p>
          </table:table-cell>
          <table:table-cell office:value-type="float" office:value="252" calcext:value-type="float">
            <text:p>25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3_1.mp4</text:p>
          </table:table-cell>
          <table:table-cell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3_2.mp4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4_1.mp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R_L4_2.mp4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1_1.mp4</text:p>
          </table:table-cell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27272727272727" calcext:value-type="float">
            <text:p>4.27272727272727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_M_L1_2.mp4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2_1.mp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636363636364" calcext:value-type="float">
            <text:p>3.63636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81818181818182" calcext:value-type="float">
            <text:p>3.8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3_1.mp4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3_2.mp4</text:p>
          </table:table-cell>
          <table:table-cell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.27272727272727" calcext:value-type="float">
            <text:p>4.27272727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4_1.mp4</text:p>
          </table:table-cell>
          <table:table-cell office:value-type="float" office:value="253" calcext:value-type="float">
            <text:p>25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_M_L4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1_1.mp4</text:p>
          </table:table-cell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_S_L1_2.mp4</text:p>
          </table:table-cell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909090909091" calcext:value-type="float">
            <text:p>3.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2_1.mp4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90909090909" calcext:value-type="float">
            <text:p>4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2_2.mp4</text:p>
          </table:table-cell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727272727273" calcext:value-type="float">
            <text:p>3.72727272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3_1.mp4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3_2.mp4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9090909090909" calcext:value-type="float">
            <text:p>2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S_L4_1.mp4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181818181818" calcext:value-type="float">
            <text:p>3.1818181818181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gaze2stats.A1:gaze2stats.AMJ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3:13:22.720611195</dc:date>
    <meta:editing-duration>PT19M46S</meta:editing-duration>
    <meta:editing-cycles>3</meta:editing-cycles>
    <meta:generator>LibreOffice/5.2.7.2$Linux_X86_64 LibreOffice_project/20m0$Build-2</meta:generator>
    <meta:document-statistic meta:table-count="3" meta:cell-count="15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8cm" svg:y="0.315cm" chart:style-name="ch2">
          <text:p>Other Gaze vs. Engagement Rating</text:p>
        </chart:title>
        <chart:legend chart:legend-position="end" svg:x="14.425cm" svg:y="4.201cm" style:legend-expansion="high" chart:style-name="ch3"/>
        <chart:plot-area chart:style-name="ch4" table:cell-range-address="gaze2stats.E1:gaze2stats.F116" chart:data-source-has-labels="row" svg:x="1.318cm" svg:y="1.288cm" svg:width="12.787cm" svg:height="6.564cm">
          <chartooo:coordinate-region svg:x="2.072cm" svg:y="1.487cm" svg:width="11.734cm" svg:height="5.718cm"/>
          <chart:axis chart:dimension="x" chart:name="primary-x" chart:style-name="ch5">
            <chart:title svg:x="7.118cm" svg:y="8.033cm" chart:style-name="ch6">
              <text:p>Frames</text:p>
            </chart:title>
          </chart:axis>
          <chart:axis chart:dimension="y" chart:name="primary-y" chart:style-name="ch5">
            <chart:title svg:x="0.451cm" svg:y="5.09cm" chart:style-name="ch7">
              <text:p>Rating</text:p>
            </chart:title>
            <chart:grid chart:style-name="ch8" chart:class="major"/>
          </chart:axis>
          <chart:series chart:style-name="ch9" chart:values-cell-range-address="gaze2stats.F1:gaze2stats.F116" loext:label-string="other" chart:class="chart:scatter">
            <chart:domain table:cell-range-address="gaze2stats.E1:gaze2stats.E116"/>
            <chart:data-point chart:repeated="1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gaze2stats.E1:gaze2stats.E116</svg:desc>
                </draw:g>
              </table:table-cell>
              <table:table-cell office:value-type="float" office:value="3.90909090909091">
                <text:p>3.90909090909091</text:p>
                <draw:g>
                  <svg:desc>gaze2stats.F1:gaze2stats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">
                <text:p>158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8">
                <text:p>238</text:p>
              </table:table-cell>
              <table:table-cell office:value-type="float" office:value="1.54545454545455">
                <text:p>1.54545454545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">
                <text:p>89</text:p>
              </table:table-cell>
              <table:table-cell office:value-type="float" office:value="4.18181818181818">
                <text:p>4.1818181818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">
                <text:p>54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">
                <text:p>14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">
                <text:p>28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3.18181818181818">
                <text:p>3.181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5cm" chart:style-name="ch2">
          <text:p>Tablet Gaze vs. Engagement Rating</text:p>
        </chart:title>
        <chart:legend chart:legend-position="end" svg:x="14.359cm" svg:y="4.201cm" style:legend-expansion="high" chart:style-name="ch3"/>
        <chart:plot-area chart:style-name="ch4" table:cell-range-address="gaze2stats.D1:gaze2stats.D116 gaze2stats.F1:gaze2stats.F116" chart:data-source-has-labels="row" svg:x="1.318cm" svg:y="1.288cm" svg:width="12.721cm" svg:height="6.564cm">
          <chartooo:coordinate-region svg:x="2.072cm" svg:y="1.487cm" svg:width="11.668cm" svg:height="5.718cm"/>
          <chart:axis chart:dimension="x" chart:name="primary-x" chart:style-name="ch5">
            <chart:title svg:x="7.085cm" svg:y="8.033cm" chart:style-name="ch6">
              <text:p>Frames</text:p>
            </chart:title>
          </chart:axis>
          <chart:axis chart:dimension="y" chart:name="primary-y" chart:style-name="ch5">
            <chart:title svg:x="0.451cm" svg:y="5.09cm" chart:style-name="ch7">
              <text:p>Rating</text:p>
            </chart:title>
            <chart:grid chart:style-name="ch8" chart:class="major"/>
          </chart:axis>
          <chart:series chart:style-name="ch9" chart:values-cell-range-address="gaze2stats.F1:gaze2stats.F116" loext:label-string="tablet" chart:class="chart:scatter">
            <chart:domain table:cell-range-address="gaze2stats.D1:gaze2stats.D116"/>
            <chart:data-point chart:repeated="1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abl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gaze2stats.D1:gaze2stats.D116</svg:desc>
                </draw:g>
              </table:table-cell>
              <table:table-cell office:value-type="float" office:value="3.90909090909091">
                <text:p>3.90909090909091</text:p>
                <draw:g>
                  <svg:desc>gaze2stats.F1:gaze2stats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1.54545454545455">
                <text:p>1.54545454545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">
                <text:p>123</text:p>
              </table:table-cell>
              <table:table-cell office:value-type="float" office:value="4.18181818181818">
                <text:p>4.1818181818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3.18181818181818">
                <text:p>3.1818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2cm" svg:y="0.315cm" chart:style-name="ch2">
          <text:p>Robot Gaze vs. Engagement Rating</text:p>
        </chart:title>
        <chart:legend chart:legend-position="end" svg:x="12.592cm" svg:y="3.952cm" style:legend-expansion="high" chart:style-name="ch3"/>
        <chart:plot-area chart:style-name="ch4" table:cell-range-address="gaze2stats.C1:gaze2stats.C116 gaze2stats.F1:gaze2stats.F116" chart:data-source-has-labels="row" svg:x="1.318cm" svg:y="1.288cm" svg:width="10.954cm" svg:height="6.564cm">
          <chartooo:coordinate-region svg:x="2.072cm" svg:y="1.487cm" svg:width="9.901cm" svg:height="5.718cm"/>
          <chart:axis chart:dimension="x" chart:name="primary-x" chart:style-name="ch5">
            <chart:title svg:x="6.202cm" svg:y="8.033cm" chart:style-name="ch6">
              <text:p>Frames</text:p>
            </chart:title>
          </chart:axis>
          <chart:axis chart:dimension="y" chart:name="primary-y" chart:style-name="ch5">
            <chart:title svg:x="0.451cm" svg:y="5.09cm" chart:style-name="ch7">
              <text:p>Rating</text:p>
            </chart:title>
            <chart:grid chart:style-name="ch8" chart:class="major"/>
          </chart:axis>
          <chart:series chart:style-name="ch9" chart:values-cell-range-address="gaze2stats.F1:gaze2stats.F116" loext:label-string="robot" chart:class="chart:scatter">
            <chart:domain table:cell-range-address="gaze2stats.C1:gaze2stats.C116"/>
            <chart:mean-value chart:style-name="ch10"/>
            <chart:regression-curve chart:style-name="ch11"/>
            <chart:data-point chart:repeated="1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obo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gaze2stats.C1:gaze2stats.C116</svg:desc>
                </draw:g>
              </table:table-cell>
              <table:table-cell office:value-type="float" office:value="3.90909090909091">
                <text:p>3.90909090909091</text:p>
                <draw:g>
                  <svg:desc>gaze2stats.F1:gaze2stats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">
                <text:p>219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">
                <text:p>209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">
                <text:p>117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">
                <text:p>213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">
                <text:p>252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">
                <text:p>163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">
                <text:p>21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">
                <text:p>178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">
                <text:p>86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">
                <text:p>136</text:p>
              </table:table-cell>
              <table:table-cell office:value-type="float" office:value="2.54545454545455">
                <text:p>2.54545454545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">
                <text:p>16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">
                <text:p>92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3">
                <text:p>163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2.81818181818182">
                <text:p>2.81818181818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">
                <text:p>123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">
                <text:p>13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4">
                <text:p>184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.54545454545455">
                <text:p>1.54545454545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">
                <text:p>251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7">
                <text:p>247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">
                <text:p>237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4.18181818181818">
                <text:p>4.1818181818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">
                <text:p>235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2.45454545454545">
                <text:p>2.45454545454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2.72727272727273">
                <text:p>2.72727272727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2">
                <text:p>182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6">
                <text:p>236</text:p>
              </table:table-cell>
              <table:table-cell office:value-type="float" office:value="2.63636363636364">
                <text:p>2.6363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">
                <text:p>21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4.36363636363636">
                <text:p>4.36363636363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">
                <text:p>107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1.72727272727273">
                <text:p>1.72727272727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0">
                <text:p>250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">
                <text:p>25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1">
                <text:p>161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">
                <text:p>175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">
                <text:p>163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">
                <text:p>144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">
                <text:p>249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9">
                <text:p>249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">
                <text:p>96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">
                <text:p>149</text:p>
              </table:table-cell>
              <table:table-cell office:value-type="float" office:value="4.27272727272727">
                <text:p>4.27272727272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">
                <text:p>24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">
                <text:p>52</text:p>
              </table:table-cell>
              <table:table-cell office:value-type="float" office:value="3.54545454545455">
                <text:p>3.54545454545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3.90909090909091">
                <text:p>3.90909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3">
                <text:p>253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8">
                <text:p>188</text:p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6">
                <text:p>246</text:p>
              </table:table-cell>
              <table:table-cell office:value-type="float" office:value="2.09090909090909">
                <text:p>2.09090909090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  <table:table-cell office:value-type="float" office:value="3.18181818181818">
                <text:p>3.18181818181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